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8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MR10" svg:font-family="CMR10"/>
    <style:font-face style:name="CMSY10" svg:font-family="CMSY10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Times New Roman" fo:font-size="12pt" style:font-name-asian="CMR10" style:font-size-asian="12pt" style:font-name-complex="CMR10" style:font-size-complex="12pt"/>
    </style:style>
    <style:style style:name="P7" style:family="paragraph" style:parent-style-name="Standard">
      <style:paragraph-properties style:text-autospace="none"/>
      <style:text-properties style:font-name="Times New Roman" fo:font-size="12pt" style:font-name-asian="CMR10" style:font-size-asian="12pt" style:font-name-complex="CMR10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9" style:family="paragraph" style:parent-style-name="Standard" style:list-style-name="L1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CMR10" fo:font-size="10pt" style:text-underline-style="none" style:font-name-asian="CMR10" style:font-size-asian="10pt" style:font-name-complex="CMR10" style:font-size-complex="10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style:text-underline-style="none" style:font-name-asian="CMR10" style:font-size-asian="12pt" style:font-name-complex="CMR10" style:font-size-complex="12pt"/>
    </style:style>
    <style:style style:name="P13" style:family="paragraph" style:parent-style-name="Standard" style:list-style-name="L3">
      <style:paragraph-properties fo:text-align="start" style:justify-single-word="false"/>
      <style:text-properties style:font-name="Times New Roman" fo:font-size="12pt" style:text-underline-style="none" style:font-name-asian="CMR10" style:font-size-asian="12pt" style:font-name-complex="CMR10" style:font-size-complex="12pt"/>
    </style:style>
    <style:style style:name="P14" style:family="paragraph" style:parent-style-name="Standard" style:list-style-name="L4">
      <style:paragraph-properties fo:text-align="start" style:justify-single-word="false"/>
      <style:text-properties style:font-name="Times New Roman" fo:font-size="12pt" style:text-underline-style="none" style:font-name-asian="CMR10" style:font-size-asian="12pt" style:font-name-complex="CMR10" style:font-size-complex="12pt"/>
    </style:style>
    <style:style style:name="P15" style:family="paragraph" style:parent-style-name="Standard">
      <style:paragraph-properties style:text-autospace="none"/>
      <style:text-properties style:font-name="Times New Roman" fo:font-size="12pt" style:text-underline-style="none" style:font-name-asian="CMR10" style:font-size-asian="12pt" style:font-name-complex="CMR10" style:font-size-complex="12pt"/>
    </style:style>
    <style:style style:name="P16" style:family="paragraph" style:parent-style-name="Standard" style:list-style-name="L4">
      <style:paragraph-properties fo:text-align="start" style:justify-single-word="false"/>
      <style:text-properties style:font-name="Times New Roman" fo:font-size="12pt" style:font-name-asian="CMR10" style:font-size-asian="12pt" style:font-name-complex="CMR10" style:font-size-complex="12pt"/>
    </style:style>
    <style:style style:name="P17" style:family="paragraph" style:parent-style-name="Standard" style:list-style-name="L5">
      <style:paragraph-properties style:text-autospace="none"/>
      <style:text-properties style:font-name="Times New Roman" fo:font-size="12pt" style:font-name-asian="CMR10" style:font-size-asian="12pt" style:font-name-complex="CMR10" style:font-size-complex="12pt"/>
    </style:style>
    <style:style style:name="P18" style:family="paragraph" style:parent-style-name="Standard">
      <style:paragraph-properties style:text-autospace="none"/>
      <style:text-properties style:font-name="Times New Roman" fo:font-size="12pt" style:font-name-asian="CMR10" style:font-size-asian="12pt" style:font-name-complex="CMR10" style:font-size-complex="12pt"/>
    </style:style>
    <style:style style:name="P19" style:family="paragraph" style:parent-style-name="Standard" style:list-style-name="L6">
      <style:paragraph-properties style:text-autospace="none"/>
      <style:text-properties style:font-name="Times New Roman" fo:font-size="12pt" style:font-name-asian="CMR10" style:font-size-asian="12pt" style:font-name-complex="CMR10" style:font-size-complex="12pt"/>
    </style:style>
    <style:style style:name="P20" style:family="paragraph" style:parent-style-name="Standard" style:list-style-name="L7">
      <style:paragraph-properties style:text-autospace="none"/>
      <style:text-properties style:font-name="Times New Roman" fo:font-size="12pt" style:font-name-asian="CMR10" style:font-size-asian="12pt" style:font-name-complex="CMR10" style:font-size-complex="12pt"/>
    </style:style>
    <style:style style:name="P21" style:family="paragraph" style:parent-style-name="Standard">
      <style:paragraph-properties style:text-autospace="none"/>
      <style:text-properties style:font-name="Times New Roman" fo:font-size="14pt" style:text-underline-style="solid" style:text-underline-width="auto" style:text-underline-color="font-color" style:font-name-asian="CMR10" style:font-size-asian="14pt" style:font-name-complex="CMR10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font-name="CMR10" fo:font-size="10pt" style:text-underline-style="none" style:font-name-asian="CMR10" style:font-size-asian="10pt" style:font-name-complex="CMR10" style:font-size-complex="10pt"/>
    </style:style>
    <style:style style:name="T3" style:family="text">
      <style:text-properties fo:font-variant="normal" fo:text-transform="none" fo:color="#000000" style:font-name="CMR10" fo:font-size="10pt" fo:letter-spacing="normal" style:text-underline-style="none" style:font-name-asian="CMR10" style:font-size-asian="10pt" style:font-name-complex="CMR10" style:font-size-complex="10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6 – David Alexander</text:p>
      <text:p text:style-name="P1"/>
      <text:p text:style-name="P2">Question 2 : </text:p>
      <text:p text:style-name="P4"/>
      <text:p text:style-name="P3">On utilise les notations suivantes : </text:p>
      <text:list xml:id="list1389992999016401207" text:style-name="L1">
        <text:list-item>
          <text:p text:style-name="P9">A: Alexandre</text:p>
        </text:list-item>
        <text:list-item>
          <text:p text:style-name="P9">R: Robin</text:p>
        </text:list-item>
        <text:list-item>
          <text:p text:style-name="P9">M: Miguel</text:p>
        </text:list-item>
        <text:list-item>
          <text:p text:style-name="P9">Al : Alexandrine</text:p>
        </text:list-item>
        <text:list-item>
          <text:p text:style-name="P9">F: Floriane</text:p>
        </text:list-item>
        <text:list-item>
          <text:p text:style-name="P9">Couple(X,Y) : X et Y sont en couple</text:p>
        </text:list-item>
        <text:list-item>
          <text:p text:style-name="P9">Amoureux(X,Y) : A a des sentiments pour B (pas forcement symétrique)</text:p>
        </text:list-item>
        <text:list-item>
          <text:p text:style-name="P9">Homme(Y) : Y est un homme</text:p>
        </text:list-item>
        <text:list-item>
          <text:p text:style-name="P9">Femme(X) : X est une femme </text:p>
        </text:list-item>
      </text:list>
      <text:p text:style-name="P3"/>
      <text:p text:style-name="P3">On traduit les formules demandées : </text:p>
      <text:list xml:id="list8199935922568832101" text:style-name="L2">
        <text:list-item>
          <text:p text:style-name="P10">Alex est en couple avec Alex et Robin est en couple avec Floriane :</text:p>
        </text:list-item>
      </text:list>
      <text:p text:style-name="P3"/>
      <text:p text:style-name="P5"><text:span text:style-name="T3"> </text:span><text:span text:style-name="T2"> <text:s/></text:span><text:span text:style-name="T2"><draw:frame draw:style-name="fr1" draw:name="Object1" text:anchor-type="as-char" svg:y="-0.377cm" svg:width="7.472cm" svg:height="0.483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1"/>
      <text:list xml:id="list1265908147663848020" text:style-name="L3">
        <text:list-item>
          <text:p text:style-name="P13">Il y a une femme et un homme qui aiment leur partenaire respectif mais</text:p>
          <text:p text:style-name="P13">qui ont aussi des sentiments pour une autre personne : </text:p>
        </text:list-item>
      </text:list>
      <text:p text:style-name="P12"/>
      <text:p text:style-name="P12"><draw:frame draw:style-name="fr1" draw:name="Object2" text:anchor-type="as-char" svg:y="-0.813cm" svg:width="16.746cm" svg:height="1.476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2"/>
      <text:list xml:id="list2546938030348887765" text:style-name="L4">
        <text:list-item>
          <text:p text:style-name="P14">Il y a une femme et un homme qui n'aiment que leur partenaire respectif :</text:p>
        </text:list-item>
      </text:list>
      <text:p text:style-name="P12"/>
      <text:p text:style-name="P12"><draw:frame draw:style-name="fr2" draw:name="Object8" text:anchor-type="as-char" svg:y="-0.813cm" svg:width="14.534cm" svg:height="1.492cm" draw:z-index="6"><draw:object xlink:href="./Object 8" xlink:type="simple" xlink:show="embed" xlink:actuate="onLoad"/><draw:image xlink:href="./ObjectReplacements/Object 8" xlink:type="simple" xlink:show="embed" xlink:actuate="onLoad"/></draw:frame></text:p>
      <text:p text:style-name="P12"/>
      <text:list xml:id="list43525955" text:continue-numbering="true" text:style-name="L4">
        <text:list-item>
          <text:p text:style-name="P16"><text:span text:style-name="T1">Apres </text:span><text:span text:style-name="T1">une</text:span><text:span text:style-name="T1"> soiree de folie dans l'episode 4, Miguel commence a eprouver</text:span></text:p>
        </text:list-item>
      </text:list>
      <text:p text:style-name="P6">des sentiments pour une personne qui aime une personne qui aime Alexan-</text:p>
      <text:p text:style-name="P7">drine : </text:p>
      <text:p text:style-name="P7"/>
      <text:p text:style-name="P7"><draw:frame draw:style-name="fr1" draw:name="Object3" text:anchor-type="as-char" svg:y="-0.377cm" svg:width="11.448cm" svg:height="0.483cm" draw:z-index="2"><draw:object xlink:href="./Object 3" xlink:type="simple" xlink:show="embed" xlink:actuate="onLoad"/><draw:image xlink:href="./ObjectReplacements/Object 3" xlink:type="simple" xlink:show="embed" xlink:actuate="onLoad"/></draw:frame></text:p>
      <text:list xml:id="list1008015340775182480" text:style-name="L5">
        <text:list-item>
          <text:p text:style-name="P17">C'est un peu sexiste parce que toutes les femmes n'aiment que des hommes : </text:p>
        </text:list-item>
      </text:list>
      <text:p text:style-name="P7"/>
      <text:p text:style-name="P7"><draw:frame draw:style-name="fr1" draw:name="Object4" text:anchor-type="as-char" svg:y="-0.377cm" svg:width="8.707cm" svg:height="0.483cm" draw:z-index="3"><draw:object xlink:href="./Object 4" xlink:type="simple" xlink:show="embed" xlink:actuate="onLoad"/><draw:image xlink:href="./ObjectReplacements/Object 4" xlink:type="simple" xlink:show="embed" xlink:actuate="onLoad"/></draw:frame></text:p>
      <text:list xml:id="list7133069475336253415" text:style-name="L6">
        <text:list-item>
          <text:p text:style-name="P19">Robin aime une personne dans un triangle amoureux : </text:p>
        </text:list-item>
      </text:list>
      <text:p text:style-name="P7"/>
      <text:p text:style-name="P7"><draw:frame draw:style-name="fr1" draw:name="Object5" text:anchor-type="as-char" svg:y="-0.561cm" svg:width="12.691cm" svg:height="0.988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7"/>
      <text:list xml:id="list7110544256046627012" text:style-name="L7">
        <text:list-item>
          <text:p text:style-name="P20">Personne ne s'aime soi-meme : </text:p>
        </text:list-item>
      </text:list>
      <text:p text:style-name="P7"/>
      <text:p text:style-name="P7"><draw:frame draw:style-name="fr1" draw:name="Object6" text:anchor-type="as-char" svg:y="-0.377cm" svg:width="4.126cm" svg:height="0.48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7"/>
      <text:p text:style-name="P7"><text:soft-page-break/>Pour le graphe, voir graphe.png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MR10" svg:font-family="CMR10"/>
    <style:font-face style:name="CMSY10" svg:font-family="CMSY10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01-11T21:02:48.42</meta:creation-date>
    <dc:date>2018-01-11T23:32:34.59</dc:date>
    <meta:editing-duration>PT2H13M31S</meta:editing-duration>
    <meta:editing-cycles>7</meta:editing-cycles>
    <meta:generator>OpenOffice/4.1.3$Win32 OpenOffice.org_project/413m1$Build-9783</meta:generator>
    <meta:document-statistic meta:table-count="0" meta:image-count="0" meta:object-count="7" meta:page-count="2" meta:paragraph-count="31" meta:word-count="191" meta:character-count="948"/>
  </office:meta>
</office:document-meta>
</file>

<file path=Object 1/content.xml><?xml version="1.0" encoding="utf-8"?>
<math xmlns="http://www.w3.org/1998/Math/MathML">
  <semantics>
    <mrow>
      <mi mathvariant="italic">Couple</mi>
      <mrow>
        <mo stretchy="false">(</mo>
        <mrow>
          <mi>A</mi>
          <mi>,</mi>
          <mi mathvariant="italic">Al</mi>
        </mrow>
        <mo stretchy="false">)</mo>
      </mrow>
      <mo stretchy="false">∧</mo>
      <mi mathvariant="italic">Couple</mi>
      <mrow>
        <mo stretchy="false">(</mo>
        <mrow>
          <mi mathvariant="italic">Robin</mi>
          <mi>,</mi>
          <mi mathvariant="italic">Floriane</mi>
        </mrow>
        <mo stretchy="false">)</mo>
      </mrow>
    </mrow>
    <annotation encoding="StarMath 5.0">Couple(A,Al)%and Couple(Robin,Floriane)</annotation>
  </semantics>
</math>
</file>

<file path=Object 2/content.xml><?xml version="1.0" encoding="utf-8"?>
<math xmlns="http://www.w3.org/1998/Math/MathML">
  <semantics>
    <mtable>
      <mtr>
        <mtd>
          <mrow>
            <mo stretchy="false">∃</mo>
            <mi mathvariant="italic">a1</mi>
            <mi>,</mi>
            <mi mathvariant="italic">a2</mi>
            <mi>,</mi>
            <mi mathvariant="italic">a3</mi>
            <mi>,</mi>
            <mi mathvariant="italic">b1</mi>
            <mi>,</mi>
            <mi mathvariant="italic">b2</mi>
            <mi>,</mi>
            <mi mathvariant="italic">b3</mi>
            <mi mathvariant="italic">tel</mi>
            <mi mathvariant="italic">que</mi>
            <mi mathvariant="normal">:</mi>
            <mi mathvariant="italic">Homme</mi>
            <mrow>
              <mo stretchy="false">(</mo>
              <mrow>
                <mi mathvariant="italic">a1</mi>
              </mrow>
              <mo stretchy="false">)</mo>
            </mrow>
            <mo stretchy="false">∧</mo>
            <mi mathvariant="italic">Femme</mi>
            <mrow>
              <mo stretchy="false">(</mo>
              <mrow>
                <mi mathvariant="italic">b1</mi>
              </mrow>
              <mo stretchy="false">)</mo>
            </mrow>
            <mo stretchy="false">∧</mo>
            <mi mathvariant="italic">Couple</mi>
            <mrow>
              <mo stretchy="false">(</mo>
              <mrow>
                <mi mathvariant="italic">a1</mi>
                <mi>,</mi>
                <mi mathvariant="italic">a2</mi>
              </mrow>
              <mo stretchy="false">)</mo>
            </mrow>
            <mo stretchy="false">∧</mo>
            <mi mathvariant="italic">Amoureux</mi>
            <mrow>
              <mo stretchy="false">(</mo>
              <mrow>
                <mi mathvariant="italic">a1</mi>
                <mi>,</mi>
                <mi mathvariant="italic">a2</mi>
              </mrow>
              <mo stretchy="false">)</mo>
            </mrow>
          </mrow>
        </mtd>
      </mtr>
      <mtr>
        <mtd>
          <mrow>
            <mo stretchy="false">∧</mo>
            <mi mathvariant="italic">Amoureux</mi>
            <mrow>
              <mo stretchy="false">(</mo>
              <mrow>
                <mi mathvariant="italic">a1</mi>
                <mi>,</mi>
                <mi mathvariant="italic">a3</mi>
              </mrow>
              <mo stretchy="false">)</mo>
            </mrow>
            <mo stretchy="false">∧</mo>
            <mi mathvariant="italic">Couple</mi>
            <mrow>
              <mo stretchy="false">(</mo>
              <mrow>
                <mi mathvariant="italic">b1</mi>
                <mi>,</mi>
                <mi mathvariant="italic">b2</mi>
              </mrow>
              <mo stretchy="false">)</mo>
            </mrow>
            <mo stretchy="false">∧</mo>
            <mi mathvariant="italic">Amoureux</mi>
            <mrow>
              <mo stretchy="false">(</mo>
              <mrow>
                <mi mathvariant="italic">b1</mi>
                <mi>,</mi>
                <mi mathvariant="italic">b2</mi>
              </mrow>
              <mo stretchy="false">)</mo>
            </mrow>
            <mo stretchy="false">∧</mo>
            <mi mathvariant="italic">Amoureux</mi>
            <mrow>
              <mo stretchy="false">(</mo>
              <mrow>
                <mi mathvariant="italic">b1</mi>
                <mi>,</mi>
                <mi mathvariant="italic">b3</mi>
              </mrow>
              <mo stretchy="false">)</mo>
            </mrow>
          </mrow>
        </mtd>
      </mtr>
      <mtr>
        <mtd>
          <mrow>
            <mo stretchy="false">∧</mo>
            <mrow>
              <mi mathvariant="italic">a2</mi>
              <mo stretchy="false">≠</mo>
              <mi mathvariant="italic">a3</mi>
            </mrow>
            <mo stretchy="false">∧</mo>
            <mrow>
              <mi mathvariant="italic">b2</mi>
              <mo stretchy="false">≠</mo>
              <mi mathvariant="italic">b3</mi>
            </mrow>
          </mrow>
        </mtd>
      </mtr>
    </mtable>
    <annotation encoding="StarMath 5.0">exists a1,a2,a3,b1,b2,b3 tel que : Homme(a1) %and Femme(b1) %and Couple(a1,a2) %and Amoureux(a1,a2)newline %and Amoureux(a1,a3) %and Couple(b1,b2) %and Amoureux(b1,b2) %and Amoureux(b1,b3)newline %and a2&lt;&gt;a3 %and b2&lt;&gt;b3</annotation>
  </semantics>
</math>
</file>

<file path=Object 3/content.xml><?xml version="1.0" encoding="utf-8"?>
<math xmlns="http://www.w3.org/1998/Math/MathML">
  <semantics>
    <mrow>
      <mo stretchy="false">∃</mo>
      <mi>a</mi>
      <mi>,</mi>
      <mo stretchy="false">∃</mo>
      <mi>b</mi>
      <mrow>
        <mo stretchy="false">(</mo>
        <mrow>
          <mi mathvariant="italic">Amoureux</mi>
          <mrow>
            <mo stretchy="false">(</mo>
            <mrow>
              <mi>M</mi>
              <mi>,</mi>
              <mi>a</mi>
            </mrow>
            <mo stretchy="false">)</mo>
          </mrow>
          <mo stretchy="false">∧</mo>
          <mi mathvariant="italic">Amoureux</mi>
          <mrow>
            <mo stretchy="false">(</mo>
            <mrow>
              <mi>a</mi>
              <mi>,</mi>
              <mi>b</mi>
            </mrow>
            <mo stretchy="false">)</mo>
          </mrow>
          <mo stretchy="false">∧</mo>
          <mi mathvariant="italic">Amoureux</mi>
          <mrow>
            <mo stretchy="false">(</mo>
            <mrow>
              <mi>b</mi>
              <mi>,</mi>
              <mi mathvariant="italic">Al</mi>
            </mrow>
            <mo stretchy="false">)</mo>
          </mrow>
        </mrow>
        <mo stretchy="false">)</mo>
      </mrow>
    </mrow>
    <annotation encoding="StarMath 5.0">exists a, exists b (Amoureux(M,a)%and Amoureux(a,b)%and Amoureux(b,Al))</annotation>
  </semantics>
</math>
</file>

<file path=Object 4/content.xml><?xml version="1.0" encoding="utf-8"?>
<math xmlns="http://www.w3.org/1998/Math/MathML">
  <semantics>
    <mrow>
      <mo stretchy="false">∀</mo>
      <mi>a</mi>
      <mi>,</mi>
      <mi>b</mi>
      <mi mathvariant="italic">Femme</mi>
      <mrow>
        <mo stretchy="false">(</mo>
        <mrow>
          <mi>a</mi>
        </mrow>
        <mo stretchy="false">)</mo>
      </mrow>
      <mo stretchy="false">∧</mo>
      <mi mathvariant="italic">Amoureux</mi>
      <mrow>
        <mo stretchy="false">(</mo>
        <mrow>
          <mi>a</mi>
          <mi>,</mi>
          <mi>b</mi>
        </mrow>
        <mo stretchy="false">)</mo>
      </mrow>
      <mo stretchy="false">→</mo>
      <mi mathvariant="italic">Homme</mi>
      <mrow>
        <mo stretchy="false">(</mo>
        <mrow>
          <mi>b</mi>
        </mrow>
        <mo stretchy="false">)</mo>
      </mrow>
    </mrow>
    <annotation encoding="StarMath 5.0">forall a,b Femme(a)%and Amoureux(a,b) rightarrow Homme(b)</annotation>
  </semantics>
</math>
</file>

<file path=Object 5/content.xml><?xml version="1.0" encoding="utf-8"?>
<math xmlns="http://www.w3.org/1998/Math/MathML">
  <semantics>
    <mtable>
      <mtr>
        <mtd>
          <mrow>
            <mo stretchy="false">∃</mo>
            <mi>a</mi>
            <mi>,</mi>
            <mi>b</mi>
            <mi mathvariant="italic">tel</mi>
            <mi mathvariant="italic">que</mi>
            <mi mathvariant="italic">Amoureux</mi>
            <mrow>
              <mo stretchy="false">(</mo>
              <mrow>
                <mi>R</mi>
                <mi>,</mi>
                <mi>a</mi>
              </mrow>
              <mo stretchy="false">)</mo>
            </mrow>
            <mo stretchy="false">∧</mo>
            <mi mathvariant="italic">Amoureux</mi>
            <mrow>
              <mo stretchy="false">(</mo>
              <mrow>
                <mi>R</mi>
                <mi>,</mi>
                <mi>b</mi>
              </mrow>
              <mo stretchy="false">)</mo>
            </mrow>
            <mo stretchy="false">∧</mo>
          </mrow>
        </mtd>
      </mtr>
      <mtr>
        <mtd>
          <mrow>
            <mi mathvariant="italic">Amoureux</mi>
            <mrow>
              <mo stretchy="false">(</mo>
              <mrow>
                <mi>a</mi>
                <mi>,</mi>
                <mi>R</mi>
              </mrow>
              <mo stretchy="false">)</mo>
            </mrow>
            <mo stretchy="false">∧</mo>
            <mi mathvariant="italic">Amoureux</mi>
            <mrow>
              <mo stretchy="false">(</mo>
              <mrow>
                <mi>a</mi>
                <mi>,</mi>
                <mi>b</mi>
              </mrow>
              <mo stretchy="false">)</mo>
            </mrow>
            <mo stretchy="false">∧</mo>
            <mi mathvariant="italic">Amoureux</mi>
            <mrow>
              <mo stretchy="false">(</mo>
              <mrow>
                <mi>b</mi>
                <mi>,</mi>
                <mi>a</mi>
              </mrow>
              <mo stretchy="false">)</mo>
            </mrow>
            <mo stretchy="false">∧</mo>
            <mi mathvariant="italic">Amoureux</mi>
            <mrow>
              <mo stretchy="false">(</mo>
              <mrow>
                <mi>b</mi>
                <mi>,</mi>
                <mi>R</mi>
              </mrow>
              <mo stretchy="false">)</mo>
            </mrow>
          </mrow>
        </mtd>
      </mtr>
    </mtable>
    <annotation encoding="StarMath 5.0">exists a,b tel que Amoureux(R,a)%and Amoureux(R,b)%and newline Amoureux(a,R)%and Amoureux(a,b)%and Amoureux(b,a)%and Amoureux(b,R)</annotation>
  </semantics>
</math>
</file>

<file path=Object 6/content.xml><?xml version="1.0" encoding="utf-8"?>
<math xmlns="http://www.w3.org/1998/Math/MathML">
  <semantics>
    <mrow>
      <mo stretchy="false">∀</mo>
      <mi>a</mi>
      <mi>,</mi>
      <mrow>
        <mo stretchy="false">¬</mo>
        <mi mathvariant="italic">Amoureux</mi>
      </mrow>
      <mrow>
        <mo stretchy="false">(</mo>
        <mrow>
          <mi>a</mi>
          <mi>,</mi>
          <mi>a</mi>
        </mrow>
        <mo stretchy="false">)</mo>
      </mrow>
    </mrow>
    <annotation encoding="StarMath 5.0">forall a, neg Amoureux(a,a)</annotation>
  </semantics>
</math>
</file>

<file path=Object 8/content.xml><?xml version="1.0" encoding="utf-8"?>
<math xmlns="http://www.w3.org/1998/Math/MathML">
  <semantics>
    <mtable>
      <mtr>
        <mtd>
          <mrow>
            <mo stretchy="false">∃</mo>
            <mi mathvariant="italic">a1</mi>
            <mi>,</mi>
            <mi mathvariant="italic">b1</mi>
            <mi>,</mi>
            <mi mathvariant="italic">a2</mi>
            <mi>,</mi>
            <mi mathvariant="italic">b2</mi>
            <mi mathvariant="italic">tel</mi>
            <mi mathvariant="italic">que</mi>
            <mo stretchy="false">∀</mo>
            <mi mathvariant="italic">c1</mi>
            <mi>,</mi>
            <mi mathvariant="italic">c2</mi>
            <mi mathvariant="italic">Homme</mi>
            <mrow>
              <mo stretchy="false">(</mo>
              <mrow>
                <mi mathvariant="italic">a1</mi>
              </mrow>
              <mo stretchy="false">)</mo>
            </mrow>
            <mo stretchy="false">∧</mo>
            <mi mathvariant="italic">Femme</mi>
            <mrow>
              <mo stretchy="false">(</mo>
              <mrow>
                <mi mathvariant="italic">a2</mi>
              </mrow>
              <mo stretchy="false">)</mo>
            </mrow>
            <mo stretchy="false">∧</mo>
            <mi mathvariant="italic">Couple</mi>
            <mrow>
              <mo stretchy="false">(</mo>
              <mrow>
                <mi mathvariant="italic">a1</mi>
                <mi>,</mi>
                <mi mathvariant="italic">b1</mi>
              </mrow>
              <mo stretchy="false">)</mo>
            </mrow>
          </mrow>
        </mtd>
      </mtr>
      <mtr>
        <mtd>
          <mrow>
            <mo stretchy="false">∧</mo>
            <mi mathvariant="italic">Amoureux</mi>
            <mrow>
              <mo stretchy="false">(</mo>
              <mrow>
                <mi mathvariant="italic">a1</mi>
                <mi>,</mi>
                <mi mathvariant="italic">b1</mi>
              </mrow>
              <mo stretchy="false">)</mo>
            </mrow>
            <mo stretchy="false">∧</mo>
            <mrow>
              <mo stretchy="false">¬</mo>
              <mi mathvariant="italic">Amoureux</mi>
            </mrow>
            <mrow>
              <mo stretchy="false">(</mo>
              <mrow>
                <mi mathvariant="italic">a1</mi>
                <mi>,</mi>
                <mi mathvariant="italic">c1</mi>
              </mrow>
              <mo stretchy="false">)</mo>
            </mrow>
            <mo stretchy="false">∧</mo>
            <mi mathvariant="italic">Couple</mi>
            <mrow>
              <mo stretchy="false">(</mo>
              <mrow>
                <mi mathvariant="italic">a2</mi>
                <mi>,</mi>
                <mi mathvariant="italic">b2</mi>
              </mrow>
              <mo stretchy="false">)</mo>
            </mrow>
            <mo stretchy="false">∧</mo>
            <mi mathvariant="italic">Amoureux</mi>
            <mrow>
              <mo stretchy="false">(</mo>
              <mrow>
                <mi mathvariant="italic">a2</mi>
                <mi>,</mi>
                <mi mathvariant="italic">b2</mi>
              </mrow>
              <mo stretchy="false">)</mo>
            </mrow>
            <mo stretchy="false">∧</mo>
          </mrow>
        </mtd>
      </mtr>
      <mtr>
        <mtd>
          <mrow>
            <mrow>
              <mo stretchy="false">¬</mo>
              <mi mathvariant="italic">Amoureux</mi>
            </mrow>
            <mrow>
              <mo stretchy="false">(</mo>
              <mrow>
                <mi mathvariant="italic">a2</mi>
                <mi>,</mi>
                <mi mathvariant="italic">c2</mi>
              </mrow>
              <mo stretchy="false">)</mo>
            </mrow>
            <mo stretchy="false">∧</mo>
            <mrow>
              <mi mathvariant="italic">a1</mi>
              <mo stretchy="false">≠</mo>
              <mi mathvariant="italic">a2</mi>
            </mrow>
            <mo stretchy="false">∧</mo>
            <mrow>
              <mi mathvariant="italic">b1</mi>
              <mo stretchy="false">≠</mo>
              <mi mathvariant="italic">b2</mi>
            </mrow>
          </mrow>
        </mtd>
      </mtr>
    </mtable>
    <annotation encoding="StarMath 5.0">exists a1,b1,a2,b2 tel que forall c1,c2  Homme(a1)%and Femme(a2)%and Couple(a1,b1) newline %and  Amoureux(a1,b1)%and neg Amoureux(a1,c1)%and Couple(a2,b2)%and Amoureux(a2,b2)%and newline  neg Amoureux(a2,c2)%and a1&lt;&gt;a2%and b1&lt;&gt;b2</annotation>
  </semantics>
</math>
</file>